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7cm" table:align="center" fo:background-color="transparent">
        <style:background-image/>
      </style:table-properties>
    </style:style>
    <style:style style:name="Tabla1.A" style:family="table-column">
      <style:table-column-properties style:column-width="4.498cm"/>
    </style:style>
    <style:style style:name="Tabla1.B" style:family="table-column">
      <style:table-column-properties style:column-width="12.51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999999" fo:padding="0.097cm" fo:border-left="0.5pt solid #000000" fo:border-right="none" fo:border-top="0.5pt solid #000000" fo:border-bottom="none" style:writing-mode="page">
        <style:background-image/>
      </style:table-cell-properties>
    </style:style>
    <style:style style:name="Tabla1.B1" style:family="table-cell">
      <style:table-cell-properties style:vertical-align="middle" fo:background-color="#999999" fo:padding="0.097cm" fo:border-left="none" fo:border-right="0.5pt solid #000000" fo:border-top="0.5pt solid #000000" fo:border-bottom="none" style:writing-mode="page">
        <style:background-image/>
      </style:table-cell-properties>
    </style:style>
    <style:style style:name="Tabla1.A2" style:family="table-cell">
      <style:table-cell-properties style:vertical-align="middle" fo:padding="0.097cm" fo:border-left="0.5pt solid #000000" fo:border-right="none" fo:border-top="none" fo:border-bottom="none" style:writing-mode="page"/>
    </style:style>
    <style:style style:name="Tabla1.B2" style:family="table-cell">
      <style:table-cell-properties style:vertical-align="middle" fo:padding="0.097cm" fo:border-left="none" fo:border-right="0.5pt solid #000000" fo:border-top="none" fo:border-bottom="none" style:writing-mode="page"/>
    </style:style>
    <style:style style:name="Tabla1.A3" style:family="table-cell">
      <style:table-cell-properties style:vertical-align="middle" fo:padding="0.097cm" fo:border-left="0.5pt solid #000000" fo:border-right="none" fo:border-top="none" fo:border-bottom="none" style:writing-mode="page"/>
    </style:style>
    <style:style style:name="Tabla1.B3" style:family="table-cell">
      <style:table-cell-properties style:vertical-align="middle" fo:padding="0.097cm" fo:border-left="none" fo:border-right="0.5pt solid #000000" fo:border-top="none" fo:border-bottom="none" style:writing-mode="page"/>
    </style:style>
    <style:style style:name="Tabla1.A4" style:family="table-cell">
      <style:table-cell-properties style:vertical-align="middle" fo:padding="0.097cm" fo:border-left="0.5pt solid #000000" fo:border-right="none" fo:border-top="none" fo:border-bottom="none" style:writing-mode="page"/>
    </style:style>
    <style:style style:name="Tabla1.B4" style:family="table-cell">
      <style:table-cell-properties style:vertical-align="middle" fo:padding="0.097cm" fo:border-left="none" fo:border-right="0.5pt solid #000000" fo:border-top="none" fo:border-bottom="none" style:writing-mode="page"/>
    </style:style>
    <style:style style:name="Tabla1.A5" style:family="table-cell">
      <style:table-cell-properties style:vertical-align="middle" fo:padding="0.097cm" fo:border-left="0.5pt solid #000000" fo:border-right="none" fo:border-top="none" fo:border-bottom="none" style:writing-mode="page"/>
    </style:style>
    <style:style style:name="Tabla1.B5" style:family="table-cell">
      <style:table-cell-properties style:vertical-align="middle" fo:padding="0.097cm" fo:border-left="none" fo:border-right="0.5pt solid #000000" fo:border-top="none" fo:border-bottom="none" style:writing-mode="page"/>
    </style:style>
    <style:style style:name="Tabla1.A6" style:family="table-cell">
      <style:table-cell-properties style:vertical-align="middle" fo:padding="0.097cm" fo:border-left="0.5pt solid #000000" fo:border-right="none" fo:border-top="none" fo:border-bottom="none" style:writing-mode="page"/>
    </style:style>
    <style:style style:name="Tabla1.B6" style:family="table-cell">
      <style:table-cell-properties style:vertical-align="middle" fo:padding="0.097cm" fo:border-left="none" fo:border-right="0.5pt solid #000000" fo:border-top="none" fo:border-bottom="none" style:writing-mode="page"/>
    </style:style>
    <style:style style:name="Tabla1.A7" style:family="table-cell">
      <style:table-cell-properties style:vertical-align="middle" fo:padding="0.097cm" fo:border-left="0.5pt solid #000000" fo:border-right="none" fo:border-top="none" fo:border-bottom="none" style:writing-mode="page"/>
    </style:style>
    <style:style style:name="Tabla1.B7" style:family="table-cell">
      <style:table-cell-properties style:vertical-align="middle" fo:padding="0.097cm" fo:border-left="none" fo:border-right="0.5pt solid #000000" fo:border-top="none" fo:border-bottom="none" style:writing-mode="page"/>
    </style:style>
    <style:style style:name="Tabla1.A8" style:family="table-cell">
      <style:table-cell-properties style:vertical-align="middle" fo:padding="0.097cm" fo:border-left="0.5pt solid #000000" fo:border-right="none" fo:border-top="none" fo:border-bottom="0.5pt solid #000000" style:writing-mode="page"/>
    </style:style>
    <style:style style:name="Tabla1.B8" style:family="table-cell">
      <style:table-cell-properties style:vertical-align="middle" fo:padding="0.097cm" fo:border-left="none" fo:border-right="0.5pt solid #000000" fo:border-top="none" fo:border-bottom="0.5pt solid #000000" style:writing-mode="page"/>
    </style:style>
    <style:style style:name="Tabla2" style:family="table">
      <style:table-properties style:width="17.013cm" fo:margin-left="0cm" table:align="left"/>
    </style:style>
    <style:style style:name="Tabla2.A" style:family="table-column">
      <style:table-column-properties style:column-width="2.699cm"/>
    </style:style>
    <style:style style:name="Tabla2.B" style:family="table-column">
      <style:table-column-properties style:column-width="5.001cm"/>
    </style:style>
    <style:style style:name="Tabla2.C" style:family="table-column">
      <style:table-column-properties style:column-width="9.313cm"/>
    </style:style>
    <style:style style:name="Tabla2.A1" style:family="table-cell">
      <style:table-cell-properties fo:background-color="#999999" fo:padding="0.097cm" fo:border-left="0.5pt solid #000000" fo:border-right="none" fo:border-top="0.5pt solid #000000" fo:border-bottom="0.5pt solid #000000">
        <style:background-image/>
      </style:table-cell-properties>
    </style:style>
    <style:style style:name="Tabla2.C1" style:family="table-cell">
      <style:table-cell-properties fo:background-color="#999999"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none" fo:border-top="none" fo:border-bottom="0.5pt solid #000000"/>
    </style:style>
    <style:style style:name="Tabla2.C3" style:family="table-cell">
      <style:table-cell-properties fo:padding="0.097cm" fo:border-left="0.5pt solid #000000" fo:border-right="0.5pt solid #000000" fo:border-top="none" fo:border-bottom="0.5pt solid #000000"/>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none" fo:border-top="none" fo:border-bottom="0.5pt solid #000000"/>
    </style:style>
    <style:style style:name="Tabla2.C4"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none" fo:border-top="none" fo:border-bottom="0.5pt solid #000000"/>
    </style:style>
    <style:style style:name="Tabla2.C5" style:family="table-cell">
      <style:table-cell-properties fo:padding="0.097cm" fo:border-left="0.5pt solid #000000" fo:border-right="0.5pt solid #000000" fo:border-top="none" fo:border-bottom="0.5pt solid #000000"/>
    </style:style>
    <style:style style:name="Tabla2.A6" style:family="table-cell">
      <style:table-cell-properties fo:padding="0.097cm" fo:border-left="0.5pt solid #000000" fo:border-right="none" fo:border-top="none" fo:border-bottom="0.5pt solid #000000"/>
    </style:style>
    <style:style style:name="Tabla2.B6" style:family="table-cell">
      <style:table-cell-properties fo:padding="0.097cm" fo:border-left="0.5pt solid #000000" fo:border-right="none" fo:border-top="none" fo:border-bottom="0.5pt solid #000000"/>
    </style:style>
    <style:style style:name="Tabla2.C6" style:family="table-cell">
      <style:table-cell-properties fo:padding="0.097cm" fo:border-left="0.5pt solid #000000" fo:border-right="0.5pt solid #000000" fo:border-top="none" fo:border-bottom="0.5pt solid #000000"/>
    </style:style>
    <style:style style:name="Tabla2.A7" style:family="table-cell">
      <style:table-cell-properties fo:padding="0.097cm" fo:border-left="0.5pt solid #000000" fo:border-right="none" fo:border-top="none" fo:border-bottom="0.5pt solid #000000"/>
    </style:style>
    <style:style style:name="Tabla2.B7" style:family="table-cell">
      <style:table-cell-properties fo:padding="0.097cm" fo:border-left="0.5pt solid #000000" fo:border-right="none" fo:border-top="none" fo:border-bottom="0.5pt solid #000000"/>
    </style:style>
    <style:style style:name="Tabla2.C7" style:family="table-cell">
      <style:table-cell-properties fo:padding="0.097cm" fo:border-left="0.5pt solid #000000" fo:border-right="0.5pt solid #000000" fo:border-top="none" fo:border-bottom="0.5pt solid #000000"/>
    </style:style>
    <style:style style:name="Tabla2.A8" style:family="table-cell">
      <style:table-cell-properties fo:padding="0.097cm" fo:border-left="0.5pt solid #000000" fo:border-right="none" fo:border-top="none" fo:border-bottom="0.5pt solid #000000"/>
    </style:style>
    <style:style style:name="Tabla2.B8" style:family="table-cell">
      <style:table-cell-properties fo:padding="0.097cm" fo:border-left="0.5pt solid #000000" fo:border-right="none" fo:border-top="none" fo:border-bottom="0.5pt solid #000000"/>
    </style:style>
    <style:style style:name="Tabla2.C8" style:family="table-cell">
      <style:table-cell-properties fo:padding="0.097cm" fo:border-left="0.5pt solid #000000" fo:border-right="0.5pt solid #000000" fo:border-top="none" fo:border-bottom="0.5pt solid #000000"/>
    </style:style>
    <style:style style:name="Tabla2.A9" style:family="table-cell">
      <style:table-cell-properties fo:padding="0.097cm" fo:border-left="0.5pt solid #000000" fo:border-right="none" fo:border-top="none" fo:border-bottom="0.5pt solid #000000"/>
    </style:style>
    <style:style style:name="Tabla2.B9" style:family="table-cell">
      <style:table-cell-properties fo:padding="0.097cm" fo:border-left="0.5pt solid #000000" fo:border-right="none" fo:border-top="none" fo:border-bottom="0.5pt solid #000000"/>
    </style:style>
    <style:style style:name="Tabla2.C9" style:family="table-cell">
      <style:table-cell-properties fo:padding="0.097cm" fo:border-left="0.5pt solid #000000" fo:border-right="0.5pt solid #000000" fo:border-top="none" fo:border-bottom="0.5pt solid #000000"/>
    </style:style>
    <style:style style:name="Tabla2.A10" style:family="table-cell">
      <style:table-cell-properties fo:padding="0.097cm" fo:border-left="0.5pt solid #000000" fo:border-right="none" fo:border-top="none" fo:border-bottom="0.5pt solid #000000"/>
    </style:style>
    <style:style style:name="Tabla2.B10" style:family="table-cell">
      <style:table-cell-properties fo:padding="0.097cm" fo:border-left="0.5pt solid #000000" fo:border-right="none" fo:border-top="none" fo:border-bottom="0.5pt solid #000000"/>
    </style:style>
    <style:style style:name="Tabla2.C10" style:family="table-cell">
      <style:table-cell-properties fo:padding="0.097cm" fo:border-left="0.5pt solid #000000" fo:border-right="0.5pt solid #000000" fo:border-top="none" fo:border-bottom="0.5pt solid #000000"/>
    </style:style>
    <style:style style:name="Tabla2.A11" style:family="table-cell">
      <style:table-cell-properties fo:padding="0.097cm" fo:border-left="0.5pt solid #000000" fo:border-right="none" fo:border-top="none" fo:border-bottom="0.5pt solid #000000"/>
    </style:style>
    <style:style style:name="Tabla2.B11" style:family="table-cell">
      <style:table-cell-properties fo:padding="0.097cm" fo:border-left="0.5pt solid #000000" fo:border-right="none" fo:border-top="none" fo:border-bottom="0.5pt solid #000000"/>
    </style:style>
    <style:style style:name="Tabla2.C11" style:family="table-cell">
      <style:table-cell-properties fo:padding="0.097cm" fo:border-left="0.5pt solid #000000" fo:border-right="0.5pt solid #000000" fo:border-top="none" fo:border-bottom="0.5pt solid #000000"/>
    </style:style>
    <style:style style:name="Tabla2.A12" style:family="table-cell">
      <style:table-cell-properties fo:padding="0.097cm" fo:border-left="0.5pt solid #000000" fo:border-right="none" fo:border-top="none" fo:border-bottom="0.5pt solid #000000"/>
    </style:style>
    <style:style style:name="Tabla2.B12" style:family="table-cell">
      <style:table-cell-properties fo:padding="0.097cm" fo:border-left="0.5pt solid #000000" fo:border-right="none" fo:border-top="none" fo:border-bottom="0.5pt solid #000000"/>
    </style:style>
    <style:style style:name="Tabla2.C1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4" style:family="paragraph" style:parent-style-name="Standard">
      <style:paragraph-properties fo:text-align="start" style:justify-single-word="false" fo:break-before="page"/>
      <style:text-properties style:font-name="arial" fo:font-size="11pt" style:text-underline-style="none" style:font-size-asian="9.60000038146973pt" style:font-size-complex="11pt"/>
    </style:style>
    <style:style style:name="P15" style:family="paragraph" style:parent-style-name="Standard">
      <style:paragraph-properties fo:text-align="start" style:justify-single-word="false"/>
      <style:text-properties style:font-name="arial" fo:font-size="11pt" style:text-underline-style="none" officeooo:rsid="0050f6ad" style:font-size-asian="9.60000038146973pt" style:font-size-complex="11pt"/>
    </style:style>
    <style:style style:name="P16" style:family="paragraph" style:parent-style-name="Standard">
      <style:paragraph-properties fo:text-align="start" style:justify-single-word="false"/>
      <style:text-properties style:font-name="arial" fo:font-size="11pt" style:text-underline-style="none" fo:font-weight="normal" officeooo:rsid="0050f6ad" style:font-size-asian="9.60000038146973pt" style:font-weight-asian="normal" style:font-size-complex="11pt" style:font-weight-complex="normal"/>
    </style:style>
    <style:style style:name="P17" style:family="paragraph" style:parent-style-name="Table_20_Contents">
      <style:paragraph-properties fo:text-align="start"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8" style:family="paragraph" style:parent-style-name="Table_20_Contents">
      <style:paragraph-properties fo:text-align="center"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9" style:family="paragraph" style:parent-style-name="Table_20_Contents">
      <style:paragraph-properties fo:text-align="start"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20" style:family="paragraph" style:parent-style-name="Table_20_Contents">
      <style:paragraph-properties fo:text-align="center"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21" style:family="paragraph" style:parent-style-name="Table_20_Contents">
      <style:paragraph-properties fo:text-align="center" style:justify-single-word="false"/>
      <style:text-properties style:font-name="arial" fo:font-size="11pt" fo:font-style="normal" officeooo:rsid="00572e06" officeooo:paragraph-rsid="00572e06" style:font-size-asian="9.60000038146973pt" style:font-style-asian="normal" style:font-size-complex="11pt" style:font-style-complex="normal"/>
    </style:style>
    <style:style style:name="P22" style:family="paragraph" style:parent-style-name="Table_20_Contents">
      <style:paragraph-properties fo:text-align="center" style:justify-single-word="false"/>
      <style:text-properties style:font-name="arial" fo:font-size="11pt" fo:font-style="normal" style:font-size-asian="9.60000038146973pt" style:font-style-asian="normal" style:font-size-complex="11pt" style:font-style-complex="normal"/>
    </style:style>
    <style:style style:name="P23"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24"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25"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27" style:family="paragraph" style:parent-style-name="Standard">
      <style:paragraph-properties fo:text-align="start" style:justify-single-word="false" fo:break-before="page"/>
      <style:text-properties style:font-name="arial"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start" style:justify-single-word="false" fo:break-before="page"/>
      <style:text-properties style:font-name="arial" fo:font-size="14pt" style:text-underline-style="none" fo:font-weight="bold" officeooo:rsid="0050f6ad"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arial" fo:font-size="14pt" style:text-underline-style="none" fo:font-weight="bold" officeooo:rsid="0050f6ad"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arial" fo:font-size="14pt" style:text-underline-style="none" fo:font-weight="bold" officeooo:rsid="0050f6ad" style:font-size-asian="12.25pt" style:font-weight-asian="bold" style:font-size-complex="14pt" style:font-weight-complex="bold"/>
    </style:style>
    <style:style style:name="P31"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32" style:family="paragraph" style:parent-style-name="Table_20_Contents">
      <style:paragraph-properties fo:text-align="start" style:justify-single-word="false"/>
      <style:text-properties style:font-name="arial" fo:font-size="9pt" style:font-size-asian="9pt" style:font-size-complex="9pt"/>
    </style:style>
    <style:style style:name="P33" style:family="paragraph" style:parent-style-name="Table_20_Contents">
      <style:paragraph-properties fo:text-align="center" style:justify-single-word="false"/>
      <style:text-properties style:font-name="arial" fo:font-size="9pt" style:font-size-asian="9pt" style:font-size-complex="9pt"/>
    </style:style>
    <style:style style:name="P34" style:family="paragraph" style:parent-style-name="Table_20_Contents">
      <style:paragraph-properties fo:text-align="center" style:justify-single-word="false"/>
      <style:text-properties style:font-name="arial" fo:font-size="9pt" fo:font-weight="bold" officeooo:rsid="00597acf" officeooo:paragraph-rsid="00597acf" style:font-size-asian="9pt" style:font-weight-asian="bold" style:font-size-complex="9pt" style:font-weight-complex="bold"/>
    </style:style>
    <style:style style:name="P3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36"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37"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38"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39"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41"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42" style:family="paragraph" style:parent-style-name="Standard">
      <style:paragraph-properties fo:text-align="start" style:justify-single-word="false"/>
      <style:text-properties fo:color="#0c4c8f" loext:opacity="100%" style:font-name="arial" fo:font-size="11pt" style:font-size-asian="9.60000038146973pt" style:font-size-complex="11pt"/>
    </style:style>
    <style:style style:name="P43"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44"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45"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46"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47"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48"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49" style:family="paragraph" style:parent-style-name="Standard">
      <style:paragraph-properties fo:text-align="start" style:justify-single-word="false"/>
      <style:text-properties fo:color="#000000" loext:opacity="100%" style:font-name="arial" fo:font-size="11pt" fo:font-style="normal" officeooo:rsid="00644eae" officeooo:paragraph-rsid="00644eae" style:font-size-asian="9.60000038146973pt" style:font-style-asian="normal" style:font-size-complex="11pt" style:font-style-complex="normal"/>
    </style:style>
    <style:style style:name="P50"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51" style:family="paragraph" style:parent-style-name="Standard">
      <style:paragraph-properties fo:text-align="start" style:justify-single-word="false"/>
      <style:text-properties fo:color="#000000" loext:opacity="100%" style:font-name="arial" fo:font-size="11pt" fo:font-style="normal" officeooo:rsid="00681e76" officeooo:paragraph-rsid="00681e76" style:font-size-asian="9.60000038146973pt" style:font-style-asian="normal" style:font-size-complex="11pt" style:font-style-complex="normal"/>
    </style:style>
    <style:style style:name="P52"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color="#000000" loext:opacity="100%" style:font-name="arial" fo:font-size="11pt" fo:font-style="normal" fo:font-weight="normal" officeooo:rsid="001ffb3a" officeooo:paragraph-rsid="001ffb3a"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57"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59"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color="#000000" loext:opacity="100%" style:font-name="arial" fo:font-size="14pt" fo:font-style="normal" fo:font-weight="bold" officeooo:rsid="001ffb3a" officeooo:paragraph-rsid="001ffb3a" style:font-size-asian="14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fo:break-before="pag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64" style:family="paragraph" style:parent-style-name="Standard">
      <style:paragraph-properties fo:text-align="center" style:justify-single-word="false" fo:break-before="pag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65" style:family="paragraph" style:parent-style-name="Standard">
      <style:paragraph-properties fo:text-align="center" style:justify-single-word="fals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66" style:family="paragraph" style:parent-style-name="Standard">
      <style:paragraph-properties fo:text-align="center" style:justify-single-word="false" fo:break-before="page"/>
      <style:text-properties fo:color="#000000" loext:opacity="100%" style:font-name="arial" fo:font-size="26pt" fo:font-style="normal" officeooo:rsid="0064b1be" officeooo:paragraph-rsid="0064b1be" style:font-size-asian="26pt" style:font-style-asian="normal" style:font-size-complex="26pt" style:font-style-complex="normal"/>
    </style:style>
    <style:style style:name="P67"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68"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69" style:family="paragraph" style:parent-style-name="Standard">
      <style:paragraph-properties fo:text-align="start" style:justify-single-word="false"/>
      <style:text-properties fo:color="#3465a4" loext:opacity="100%" style:font-name="arial" fo:font-size="11pt" fo:font-weight="normal" officeooo:rsid="00534339" officeooo:paragraph-rsid="00534339" style:font-size-asian="9.60000038146973pt" style:font-weight-asian="normal" style:font-size-complex="11pt" style:font-weight-complex="normal"/>
    </style:style>
    <style:style style:name="P70" style:family="paragraph" style:parent-style-name="Standard">
      <style:paragraph-properties fo:text-align="start" style:justify-single-word="false"/>
      <style:text-properties fo:color="#3465a4" loext:opacity="100%" style:font-name="arial" fo:font-size="11pt" fo:font-weight="normal" style:font-size-asian="9.60000038146973pt" style:font-weight-asian="normal" style:font-size-complex="11pt" style:font-weight-complex="normal"/>
    </style:style>
    <style:style style:name="P71" style:family="paragraph" style:parent-style-name="Standard">
      <style:paragraph-properties fo:text-align="start" style:justify-single-word="false"/>
      <style:text-properties fo:color="#3465a4" loext:opacity="100%" style:font-name="arial" fo:font-size="11pt" fo:font-weight="normal" officeooo:paragraph-rsid="0062afda" style:font-size-asian="9.60000038146973pt" style:font-weight-asian="normal" style:font-size-complex="11pt" style:font-weight-complex="normal"/>
    </style:style>
    <style:style style:name="P72"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79"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80"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81"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82" style:family="paragraph" style:parent-style-name="Standard">
      <style:paragraph-properties fo:text-align="start" style:justify-single-word="false"/>
      <style:text-properties fo:color="#3465a4" loext:opacity="100%" style:font-name="arial" fo:font-size="11pt" fo:font-style="normal" style:text-underline-style="none" officeooo:rsid="004efce5" officeooo:paragraph-rsid="004efce5" style:font-size-asian="9.60000038146973pt" style:font-style-asian="normal" style:font-size-complex="11pt" style:font-style-complex="normal"/>
    </style:style>
    <style:style style:name="P83" style:family="paragraph" style:parent-style-name="Table_20_Contents">
      <style:paragraph-properties fo:text-align="center" style:justify-single-word="false"/>
      <style:text-properties fo:color="#3465a4" loext:opacity="100%" style:font-name="arial" fo:font-size="11pt" fo:font-style="normal" officeooo:rsid="00572e06" officeooo:paragraph-rsid="00572e06" style:font-size-asian="9.60000038146973pt" style:font-style-asian="normal" style:font-size-complex="11pt" style:font-style-complex="normal"/>
    </style:style>
    <style:style style:name="P84" style:family="paragraph" style:parent-style-name="Table_20_Contents">
      <style:paragraph-properties fo:text-align="center" style:justify-single-word="false"/>
      <style:text-properties fo:color="#3465a4" loext:opacity="100%" style:font-name="arial" fo:font-size="11pt" fo:font-style="normal" officeooo:rsid="005749be" officeooo:paragraph-rsid="005749be" style:font-size-asian="9.60000038146973pt" style:font-style-asian="normal" style:font-size-complex="11pt" style:font-style-complex="normal"/>
    </style:style>
    <style:style style:name="P85" style:family="paragraph" style:parent-style-name="Standard">
      <style:paragraph-properties fo:text-align="start" style:justify-single-word="false"/>
      <style:text-properties fo:color="#3465a4" loext:opacity="100%" style:font-name="arial" fo:font-size="11pt" fo:font-style="normal" officeooo:rsid="00644eae" officeooo:paragraph-rsid="00644eae" style:font-size-asian="9.60000038146973pt" style:font-style-asian="normal" style:font-size-complex="11pt" style:font-style-complex="normal"/>
    </style:style>
    <style:style style:name="P86" style:family="paragraph" style:parent-style-name="Standard">
      <style:paragraph-properties fo:text-align="start" style:justify-single-word="false"/>
      <style:text-properties fo:color="#3465a4" loext:opacity="100%" style:font-name="arial" fo:font-size="11pt" fo:font-style="normal" officeooo:rsid="0067c70c" officeooo:paragraph-rsid="0067c70c" style:font-size-asian="9.60000038146973pt" style:font-style-asian="normal" style:font-size-complex="11pt" style:font-style-complex="normal"/>
    </style:style>
    <style:style style:name="P87" style:family="paragraph" style:parent-style-name="Standard">
      <style:paragraph-properties fo:text-align="start" style:justify-single-word="false"/>
      <style:text-properties fo:color="#3465a4" loext:opacity="100%" style:font-name="arial" fo:font-size="11pt" fo:font-style="normal" officeooo:rsid="00681e76" officeooo:paragraph-rsid="00681e76" style:font-size-asian="9.60000038146973pt" style:font-style-asian="normal" style:font-size-complex="11pt" style:font-style-complex="normal"/>
    </style:style>
    <style:style style:name="P88"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89"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90"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91" style:family="paragraph" style:parent-style-name="Standard">
      <style:paragraph-properties fo:text-align="start" style:justify-single-word="false"/>
      <style:text-properties fo:color="#3465a4" loext:opacity="100%" style:font-name="arial" fo:font-size="11pt" style:font-size-asian="9.60000038146973pt" style:font-size-complex="11pt"/>
    </style:style>
    <style:style style:name="P92"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93"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94"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95"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96" style:family="paragraph" style:parent-style-name="Standard">
      <style:paragraph-properties fo:text-align="start" style:justify-single-word="false"/>
      <style:text-properties fo:color="#3465a4" loext:opacity="100%" style:font-name="arial" fo:font-size="11pt" style:text-underline-style="none" officeooo:rsid="004efce5" officeooo:paragraph-rsid="004efce5" style:font-size-asian="9.60000038146973pt" style:font-size-complex="11pt"/>
    </style:style>
    <style:style style:name="P97" style:family="paragraph" style:parent-style-name="Standard">
      <style:paragraph-properties fo:text-align="start" style:justify-single-word="false"/>
      <style:text-properties fo:color="#3465a4" loext:opacity="100%" style:font-name="arial" fo:font-size="11pt" style:text-underline-style="none" officeooo:rsid="0050f6ad" officeooo:paragraph-rsid="0050f6ad" style:font-size-asian="9.60000038146973pt" style:font-size-complex="11pt"/>
    </style:style>
    <style:style style:name="P98"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225f2" style:font-size-asian="9.60000038146973pt" style:font-weight-asian="normal" style:font-size-complex="11pt" style:font-weight-complex="normal"/>
    </style:style>
    <style:style style:name="P99"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6d68b" style:font-size-asian="9.60000038146973pt" style:font-weight-asian="normal" style:font-size-complex="11pt" style:font-weight-complex="normal"/>
    </style:style>
    <style:style style:name="P100" style:family="paragraph" style:parent-style-name="Standard">
      <style:paragraph-properties fo:text-align="start" style:justify-single-word="false"/>
      <style:text-properties fo:color="#3465a4" loext:opacity="100%" style:font-name="arial" fo:font-size="11pt" style:text-underline-style="none" fo:font-weight="normal" officeooo:rsid="0056d68b" officeooo:paragraph-rsid="0056d68b" style:font-size-asian="9.60000038146973pt" style:font-weight-asian="normal" style:font-size-complex="11pt" style:font-weight-complex="normal"/>
    </style:style>
    <style:style style:name="P101" style:family="paragraph" style:parent-style-name="Table_20_Contents">
      <style:paragraph-properties fo:text-align="start" style:justify-single-word="false"/>
      <style:text-properties fo:color="#3465a4" loext:opacity="100%" style:font-name="arial" fo:font-size="9pt" fo:font-style="normal" officeooo:rsid="00572e06" officeooo:paragraph-rsid="00572e06" style:font-size-asian="7.84999990463257pt" style:font-style-asian="normal" style:font-size-complex="9pt" style:font-style-complex="normal"/>
    </style:style>
    <style:style style:name="P102" style:family="paragraph" style:parent-style-name="Table_20_Contents">
      <style:paragraph-properties fo:text-align="start" style:justify-single-word="false"/>
      <style:text-properties fo:color="#3465a4" loext:opacity="100%" style:font-name="arial" fo:font-size="9pt" fo:font-style="normal" officeooo:rsid="005749be" officeooo:paragraph-rsid="005749be" style:font-size-asian="9pt" style:font-style-asian="normal" style:font-size-complex="9pt" style:font-style-complex="normal"/>
    </style:style>
    <style:style style:name="P103" style:family="paragraph" style:parent-style-name="Table_20_Contents">
      <style:paragraph-properties fo:text-align="start" style:justify-single-word="false"/>
      <style:text-properties fo:color="#3465a4" loext:opacity="100%" style:font-name="arial" fo:font-size="9pt" fo:font-style="normal" officeooo:paragraph-rsid="005749be" style:font-size-asian="9pt" style:font-style-asian="normal" style:font-size-complex="9pt" style:font-style-complex="normal"/>
    </style:style>
    <style:style style:name="P104" style:family="paragraph" style:parent-style-name="Table_20_Contents">
      <style:paragraph-properties fo:text-align="center" style:justify-single-word="false"/>
      <style:text-properties fo:color="#3465a4" loext:opacity="100%" style:font-name="arial" fo:font-size="9pt" officeooo:rsid="005a86bc" officeooo:paragraph-rsid="005a86bc" style:font-size-asian="9pt" style:font-size-complex="9pt"/>
    </style:style>
    <style:style style:name="P105" style:family="paragraph" style:parent-style-name="Table_20_Contents">
      <style:paragraph-properties fo:text-align="start" style:justify-single-word="false"/>
      <style:text-properties fo:color="#3465a4" loext:opacity="100%" style:font-name="arial" fo:font-size="9pt" officeooo:rsid="005a86bc" officeooo:paragraph-rsid="005a86bc" style:font-size-asian="9pt" style:font-size-complex="9pt"/>
    </style:style>
    <style:style style:name="P106" style:family="paragraph" style:parent-style-name="Table_20_Contents">
      <style:paragraph-properties fo:text-align="start" style:justify-single-word="false"/>
      <style:text-properties fo:color="#3465a4" loext:opacity="100%" style:font-name="arial" fo:font-size="9pt" officeooo:rsid="005c2e50" officeooo:paragraph-rsid="005c2e50" style:font-size-asian="9pt" style:font-size-complex="9pt"/>
    </style:style>
    <style:style style:name="P107" style:family="paragraph" style:parent-style-name="Table_20_Contents">
      <style:paragraph-properties fo:text-align="center" style:justify-single-word="false"/>
      <style:text-properties fo:color="#3465a4" loext:opacity="100%" style:font-name="arial" fo:font-size="9pt" officeooo:rsid="005c2e50" officeooo:paragraph-rsid="005c2e50" style:font-size-asian="9pt" style:font-size-complex="9pt"/>
    </style:style>
    <style:style style:name="P108" style:family="paragraph" style:parent-style-name="Table_20_Contents">
      <style:paragraph-properties fo:text-align="center" style:justify-single-word="false"/>
      <style:text-properties fo:color="#3465a4" loext:opacity="100%" style:font-name="arial" fo:font-size="9pt" fo:font-weight="bold" officeooo:rsid="005a86bc" officeooo:paragraph-rsid="005a86bc" style:font-size-asian="9pt" style:font-weight-asian="bold" style:font-size-complex="9pt" style:font-weight-complex="bold"/>
    </style:style>
    <style:style style:name="P109" style:family="paragraph" style:parent-style-name="Table_20_Contents">
      <style:paragraph-properties fo:text-align="center" style:justify-single-word="false"/>
      <style:text-properties fo:color="#3465a4" loext:opacity="100%" style:font-name="arial" fo:font-size="9pt" fo:font-weight="bold" officeooo:rsid="005c2e50" officeooo:paragraph-rsid="005c2e50" style:font-size-asian="9pt" style:font-weight-asian="bold" style:font-size-complex="9pt" style:font-weight-complex="bold"/>
    </style:style>
    <style:style style:name="P110" style:family="paragraph" style:parent-style-name="Standard">
      <style:paragraph-properties fo:text-align="start" style:justify-single-word="false"/>
      <style:text-properties fo:color="#c9211e" loext:opacity="100%" style:font-name="arial" fo:font-size="11pt" style:text-underline-style="none" style:font-size-asian="9.60000038146973pt" style:font-size-complex="11pt"/>
    </style:style>
    <style:style style:name="P111"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P112" style:family="paragraph" style:parent-style-name="Standard">
      <style:paragraph-properties fo:text-align="start" style:justify-single-word="false"/>
      <style:text-properties fo:color="#c9211e" loext:opacity="100%" style:font-name="arial" fo:font-size="11pt" fo:font-weight="normal" style:font-size-asian="9.60000038146973pt" style:font-weight-asian="normal" style:font-size-complex="11pt" style:font-weight-complex="normal"/>
    </style:style>
    <style:style style:name="P113"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114"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115"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116"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117" style:family="paragraph" style:parent-style-name="Standard">
      <style:paragraph-properties fo:text-align="start" style:justify-single-word="false"/>
      <style:text-properties fo:color="#3465a4" loext:opacity="100%" style:font-name="arial" fo:font-size="11pt" fo:font-weight="normal" style:font-size-asian="9.60000038146973pt" style:font-weight-asian="normal" style:font-size-complex="11pt" style:font-weight-complex="normal"/>
    </style:style>
    <style:style style:name="P118" style:family="paragraph" style:parent-style-name="Standard">
      <style:paragraph-properties fo:text-align="start" style:justify-single-word="false"/>
      <style:text-properties fo:color="#3465a4" loext:opacity="100%" style:font-name="arial" fo:font-size="11pt" fo:font-weight="normal" officeooo:rsid="006b5d25" officeooo:paragraph-rsid="006b5d25" style:font-size-asian="9.60000038146973pt" style:font-weight-asian="normal" style:font-size-complex="11pt" style:font-weight-complex="normal"/>
    </style:style>
    <style:style style:name="P119"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120" style:family="paragraph" style:parent-style-name="Standard">
      <style:paragraph-properties fo:text-align="start" style:justify-single-word="false"/>
      <style:text-properties fo:color="#3465a4" loext:opacity="100%" style:font-name="arial" fo:font-size="11pt" fo:font-style="normal" officeooo:rsid="00685243" officeooo:paragraph-rsid="00685243" style:font-size-asian="9.60000038146973pt" style:font-style-asian="normal" style:font-size-complex="11pt" style:font-style-complex="normal"/>
    </style:style>
    <style:style style:name="P121" style:family="paragraph" style:parent-style-name="Standard">
      <style:paragraph-properties fo:text-align="start" style:justify-single-word="false"/>
      <style:text-properties fo:color="#3465a4" loext:opacity="100%" style:font-name="arial" fo:font-size="11pt" fo:font-style="normal" officeooo:rsid="00685243" officeooo:paragraph-rsid="0069e464" style:font-size-asian="9.60000038146973pt" style:font-style-asian="normal" style:font-size-complex="11pt" style:font-style-complex="normal"/>
    </style:style>
    <style:style style:name="P122" style:family="paragraph" style:parent-style-name="Standard">
      <style:paragraph-properties fo:text-align="start" style:justify-single-word="false"/>
      <style:text-properties fo:color="#3465a4" loext:opacity="100%" style:font-name="arial" fo:font-size="11pt" fo:font-style="normal" officeooo:rsid="0064b1be" officeooo:paragraph-rsid="0064b1be" style:font-size-asian="9.60000038146973pt" style:font-style-asian="normal" style:font-size-complex="11pt" style:font-style-complex="normal"/>
    </style:style>
    <style:style style:name="P123" style:family="paragraph" style:parent-style-name="Standard">
      <style:paragraph-properties fo:text-align="start" style:justify-single-word="false"/>
      <style:text-properties fo:color="#3465a4" loext:opacity="100%" style:font-name="arial" fo:font-size="11pt" fo:font-style="normal" officeooo:rsid="0064b1be" officeooo:paragraph-rsid="006f86d6" style:font-size-asian="9.60000038146973pt" style:font-style-asian="normal" style:font-size-complex="11pt" style:font-style-complex="normal"/>
    </style:style>
    <style:style style:name="P124" style:family="paragraph" style:parent-style-name="Standard">
      <style:paragraph-properties fo:text-align="start" style:justify-single-word="false"/>
      <style:text-properties fo:color="#3465a4" loext:opacity="100%" style:font-name="arial" fo:font-size="11pt" fo:font-style="normal" officeooo:rsid="006f86d6" officeooo:paragraph-rsid="006f86d6" style:font-size-asian="9.60000038146973pt" style:font-style-asian="normal" style:font-size-complex="11pt" style:font-style-complex="normal"/>
    </style:style>
    <style:style style:name="P125" style:family="paragraph" style:parent-style-name="Standard" style:list-style-name="L1">
      <style:paragraph-properties fo:text-align="start" style:justify-single-word="false"/>
      <style:text-properties officeooo:rsid="002615ef" officeooo:paragraph-rsid="002615ef"/>
    </style:style>
    <style:style style:name="P126" style:family="paragraph" style:parent-style-name="Standard">
      <style:paragraph-properties fo:text-align="start" style:justify-single-word="false"/>
      <style:text-properties fo:color="#000000" loext:opacity="100%" style:font-name="arial" fo:font-size="11pt" fo:font-style="normal" officeooo:rsid="00685243" officeooo:paragraph-rsid="0069e464" style:font-size-asian="9.60000038146973pt" style:font-style-asian="normal" style:font-size-complex="11pt" style:font-style-complex="normal"/>
    </style:style>
    <style:style style:name="P127"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128" style:family="paragraph" style:parent-style-name="Standard">
      <style:paragraph-properties fo:text-align="start" style:justify-single-word="false"/>
      <style:text-properties fo:color="#000000" loext:opacity="100%" style:font-name="arial" fo:font-size="11pt" fo:font-style="normal" officeooo:rsid="0064b1be" officeooo:paragraph-rsid="00685243" style:font-size-asian="9.60000038146973pt" style:font-style-asian="normal" style:font-size-complex="11pt" style:font-style-complex="normal"/>
    </style:style>
    <style:style style:name="P129" style:family="paragraph" style:parent-style-name="Standard">
      <style:paragraph-properties fo:text-align="start" style:justify-single-word="false"/>
      <style:text-properties fo:color="#000000" loext:opacity="100%" style:font-name="arial" fo:font-size="11pt" fo:font-style="normal" officeooo:rsid="0064b1be" officeooo:paragraph-rsid="00644eae" style:font-size-asian="9.60000038146973pt" style:font-style-asian="normal" style:font-size-complex="11pt" style:font-style-complex="normal"/>
    </style:style>
    <style:style style:name="P130" style:family="paragraph" style:parent-style-name="Standard">
      <style:paragraph-properties fo:text-align="start" style:justify-single-word="false"/>
      <style:text-properties fo:color="#000000" loext:opacity="100%" style:font-name="arial" fo:font-size="11pt" fo:font-style="normal" officeooo:rsid="00644eae" officeooo:paragraph-rsid="00644eae" style:font-size-asian="9.60000038146973pt" style:font-style-asian="normal" style:font-size-complex="11pt" style:font-style-complex="normal"/>
    </style:style>
    <style:style style:name="P131" style:family="paragraph" style:parent-style-name="Standard">
      <style:paragraph-properties fo:text-align="start" style:justify-single-word="false"/>
      <style:text-properties fo:color="#000000" loext:opacity="100%" style:font-name="arial" fo:font-size="11pt" fo:font-style="normal" officeooo:rsid="006f86d6" officeooo:paragraph-rsid="006f86d6" style:font-size-asian="9.60000038146973pt" style:font-style-asian="normal" style:font-size-complex="11pt" style:font-style-complex="normal"/>
    </style:style>
    <style:style style:name="P132"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133"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style>
    <style:style style:name="T5" style:family="text">
      <style:text-properties fo:color="#3465a4" loext:opacity="100%" style:font-name="arial" fo:font-size="11pt" fo:font-weight="normal" style:font-size-asian="9.60000038146973pt" style:font-weight-asian="normal" style:font-size-complex="11pt" style:font-weight-complex="normal"/>
    </style:style>
    <style:style style:name="T6"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7"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8" style:family="text">
      <style:text-properties fo:color="#3465a4" loext:opacity="100%" officeooo:rsid="005d51c4"/>
    </style:style>
    <style:style style:name="T9" style:family="text">
      <style:text-properties officeooo:rsid="002bd292"/>
    </style:style>
    <style:style style:name="T10" style:family="text">
      <style:text-properties officeooo:rsid="002d91f3"/>
    </style:style>
    <style:style style:name="T11" style:family="text">
      <style:text-properties officeooo:rsid="003df5b2"/>
    </style:style>
    <style:style style:name="T12" style:family="text">
      <style:text-properties officeooo:rsid="003f1ea4"/>
    </style:style>
    <style:style style:name="T13" style:family="text">
      <style:text-properties fo:color="#5983b0" loext:opacity="100%"/>
    </style:style>
    <style:style style:name="T14" style:family="text">
      <style:text-properties officeooo:rsid="0044cb7b"/>
    </style:style>
    <style:style style:name="T15" style:family="text">
      <style:text-properties officeooo:rsid="004707ee"/>
    </style:style>
    <style:style style:name="T16" style:family="text">
      <style:text-properties officeooo:rsid="004a1820"/>
    </style:style>
    <style:style style:name="T17" style:family="text">
      <style:text-properties officeooo:rsid="004ca3f4"/>
    </style:style>
    <style:style style:name="T18" style:family="text">
      <style:text-properties officeooo:rsid="0050f6ad"/>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5749be" style:font-weight-asian="bold" style:font-weight-complex="bold"/>
    </style:style>
    <style:style style:name="T22" style:family="text">
      <style:text-properties officeooo:rsid="005749be"/>
    </style:style>
    <style:style style:name="T23" style:family="text">
      <style:text-properties officeooo:rsid="005c8808"/>
    </style:style>
    <style:style style:name="T24" style:family="text">
      <style:text-properties officeooo:rsid="005ebd0d"/>
    </style:style>
    <style:style style:name="T25" style:family="text">
      <style:text-properties officeooo:rsid="00617c76"/>
    </style:style>
    <style:style style:name="T26" style:family="text">
      <style:text-properties officeooo:rsid="0062afda"/>
    </style:style>
    <style:style style:name="T27" style:family="text">
      <style:text-properties officeooo:rsid="00681e76"/>
    </style:style>
    <style:style style:name="T28" style:family="text">
      <style:text-properties fo:color="#c9211e" loext:opacity="100%"/>
    </style:style>
    <style:style style:name="T29" style:family="text">
      <style:text-properties fo:color="#c9211e" loext:opacity="100%" officeooo:rsid="00685243"/>
    </style:style>
    <style:style style:name="T30" style:family="text">
      <style:text-properties officeooo:rsid="00685243"/>
    </style:style>
    <style:style style:name="T31" style:family="text">
      <style:text-properties officeooo:rsid="006f86d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23">Ejercicio 1 – Cuestiones breves del tema</text:p>
      <text:p text:style-name="P10"/>
      <text:p text:style-name="P10">Contesta de forma concisa a las siguientes cuestiones. Para responder algunas de ellas deberás investigar en el nuevo sistema operativo que has instalado.</text:p>
      <text:p text:style-name="P10"/>
      <text:p text:style-name="P10">a) ¿A qué equivale el shell de Linux en sistemas operativos Windows?</text:p>
      <text:p text:style-name="P67">Equivale a la consola de comandos de Powershell</text:p>
      <text:p text:style-name="P67"/>
      <text:p text:style-name="P56">b) ¿Se pueden utilizar diferentes shell en un mismo sistema operativo Linux?</text:p>
      <text:p text:style-name="P67">Dependiendo del al distribución puede cambiar el shell, al más común es el Bash</text:p>
      <text:p text:style-name="P67"/>
      <text:p text:style-name="P56">c) ¿De qué formas se puede cerrar el sistema en Linux?</text:p>
      <text:list xml:id="list1083879961" text:style-name="L1">
        <text:list-item>
          <text:p text:style-name="P116">Mediante el icono de aplicaciones de la barra de tareas -&gt; botón apagado -&gt; Apagar</text:p>
        </text:list-item>
        <text:list-item>
          <text:p text:style-name="P116">Usando la combinación de teclas Alt + F4 -&gt; Apagar</text:p>
        </text:list-item>
        <text:list-item>
          <text:p text:style-name="P125"><text:span text:style-name="T6">E</text:span><text:span text:style-name="T5">n la terminal con el comando </text:span><text:span text:style-name="T7">shutdown</text:span></text:p>
        </text:list-item>
      </text:list>
      <text:p text:style-name="P52"/>
      <text:p text:style-name="P52">d) ¿En qué carpeta se pueden encontrar algunos de los iconos de los que dispone Linux?</text:p>
      <text:p text:style-name="P113">Sin relevancia</text:p>
      <text:p text:style-name="P52">e) ¿Son modificables los iconos representativos de las carpetas en Linux?</text:p>
      <text:p text:style-name="P39">Si</text:p>
      <text:p text:style-name="P52">f) ¿De qué forma se introducen los parámetros o modificadores en las órdenes de redes de Linux?</text:p>
      <text:p text:style-name="P72">Primero se introduce la orden seguida de las opciones y por ´ultimo los argumentos</text:p>
      <text:p text:style-name="P52"/>
      <text:p text:style-name="P52">g) ¿Qué indica el símbolo el sistema: paco@ubuntupaco:~#?</text:p>
      <text:p text:style-name="P73">Nos indica el nombre del usuario, el nombre del equipo, en la ruta en la que nos encontramos y el tipo de usuario que somos.</text:p>
      <text:p text:style-name="P73"/>
      <text:p text:style-name="P54">h) ¿Cómo se representa el directorio raíz en Linux? Compáralo con Windows.</text:p>
      <text:p text:style-name="P74">Se representa con el carácter “ / “. En Windows se representa con c:\&gt;</text:p>
      <text:p text:style-name="P54"/>
      <text:p text:style-name="P54">i)¿Qué es un directorio en Linux?</text:p>
      <text:p text:style-name="P74">Es un tipo de archivo especial que puede contener otros directorios o archivos.</text:p>
      <text:p text:style-name="P52"/>
      <text:p text:style-name="P52">j)¿Cómo podemos saber en qué directorio nos encontramos en modo comando en Linux?</text:p>
      <text:p text:style-name="P76">Con el comando <text:span text:style-name="T1">pwd</text:span></text:p>
      <text:p text:style-name="P52"/>
      <text:p text:style-name="P52">k) ¿En qué parte de la estructura de directorios se almacena la información real de los archivos?</text:p>
      <text:p text:style-name="P76">En la carpeta /home</text:p>
      <text:p text:style-name="P52"/>
      <text:p text:style-name="P52">l) ¿En qué parte se almacena la estructura jerárquica de directorios?</text:p>
      <text:p text:style-name="P76">En el directorio raíz</text:p>
      <text:p text:style-name="P52"/>
      <text:p text:style-name="P52">m) ¿Se puede tener una partición de intercambio en un formato de archivos ext4?</text:p>
      <text:p text:style-name="P75"/>
      <text:p text:style-name="P52">n) ¿Se pueden definir particiones en Linux con formato FAT32?</text:p>
      <text:p text:style-name="P78">Si, Linux lo permite</text:p>
      <text:p text:style-name="P52"/>
      <text:p text:style-name="P52">o) ¿Cuál es el directorio equivalente a Usuarios de Windows en Linux?</text:p>
      <text:p text:style-name="P75">/ <text:span text:style-name="T9">home</text:span></text:p>
      <text:p text:style-name="P52"/>
      <text:p text:style-name="P53">p) ¿En qué directorio se encuentran los programas de administración del sistema?</text:p>
      <text:p text:style-name="P75">/ <text:span text:style-name="T10">sbin</text:span></text:p>
      <text:p text:style-name="P52"/>
      <text:p text:style-name="P52">q) Los directorios . y . . ¿existen siempre en cualquier directorio Linux?</text:p>
      <text:p text:style-name="P79">En todos excepto en el directorio raíz que solo existe el “.”</text:p>
      <text:p text:style-name="P52"/>
      <text:p text:style-name="P52">r) ¿De qué forma podemos ver la ayuda del comando ls de Linux?</text:p>
      <text:list xml:id="list2165769481" text:style-name="L2">
        <text:list-item>
          <text:p text:style-name="P119">man ls</text:p>
        </text:list-item>
        <text:list-item>
          <text:p text:style-name="P119">ls --help</text:p>
        </text:list-item>
      </text:list>
      <text:p text:style-name="P52"/>
      <text:p text:style-name="P52">s) ¿Con qué orden se puede visualizar el directorio en el que nos encontramos actualmente?</text:p>
      <text:p text:style-name="P77">Con el comando <text:span text:style-name="T1">pwd</text:span></text:p>
      <text:p text:style-name="P52"/>
      <text:p text:style-name="P52">t)¿Se pueden utilizar caracteres comodín o metacaracteres con la orden mkdir?</text:p>
      <text:p text:style-name="P80">Se puede pero no es recomendable.</text:p>
      <text:p text:style-name="P52"/>
      <text:p text:style-name="P52">u) ¿Se pueden eliminar directorios que contienen otros subdirectorios con la orden rmdir?</text:p>
      <text:p text:style-name="P80">De normal no, pero añadiendo el parámetro -R se puede.</text:p>
      <text:p text:style-name="P52"/>
      <text:p text:style-name="P52">v) ¿Se pueden eliminar directorios con una sola orden rmdir que estén situados en diferentes rutas?</text:p>
      <text:p text:style-name="P81">Si, indicando las rutas de los directorios a borrar separadas con un espacio.</text:p>
      <text:p text:style-name="P52"/>
      <text:p text:style-name="P52">w) La orden mv, ¿sirve para cambiar la ubicación de un directorio o para cambiarle el nombre?</text:p>
      <text:p text:style-name="P81">Sirve para las dos cosas</text:p>
      <text:p text:style-name="P52"/>
      <text:p text:style-name="P59">Ejercicio 2 – Gestión de directorios con GNU/Linux</text:p>
      <text:p text:style-name="P52"/>
      <text:p text:style-name="P52">Teniendo en cuenta que te has validado en GNU/Linux como alumno y te encuentras en su carpeta realiza los siguientes ejercicios. Ahora mismo estás situado en /home/alumno.</text:p>
      <text:p text:style-name="P52"/>
      <text:p text:style-name="P58">1. Crea los directorios A, B, cosas, buenas, malas, música y clásica con una única sentencia y</text:p>
      <text:p text:style-name="P58">trayectoria absoluta.</text:p>
      <text:p text:style-name="P88">mkdir A A/cosas A/cosas/buenas A/cosas/malas B B/música B/música/clásica</text:p>
      <text:p text:style-name="P58"/>
      <text:p text:style-name="P58">2. Sitúate en malas. Desde ahí crea C, video, HD, infantil, series y película con una única sentencia y trayectoria relativa.</text:p>
      <text:p text:style-name="P89">cd A/cosas/malas</text:p>
      <text:p text:style-name="P89">mkdir ../../../C ../../../C/video ../../../C/video/HD ../../../C/video/HD/infantil ../../../C/video/HD/infantil/series ../../../C/video/HD/infantil/película</text:p>
      <text:p text:style-name="P89"/>
      <text:p text:style-name="P58">3. Sigues situado en malas. Crea un fichero llamado árbol en buenas que muestre el árbol de</text:p>
      <text:p text:style-name="P58">directorios dependiente de alumno utilizando trayectorias relativas.</text:p>
      <text:p text:style-name="P90">ls -R ../../../&gt;../regulares/arbolista</text:p>
      <text:p text:style-name="P58"/>
      <text:p text:style-name="P58">4. Sigues situado en malas. Mueve el directorio video dentro de clásica.</text:p>
      <text:p text:style-name="P90">mv ../../../C/video ../../../B/música/clásica</text:p>
      <text:p text:style-name="P58"/>
      <text:p text:style-name="P58">5. Sigues situado en malas. Crea una copia de series en buenas.</text:p>
      <text:p text:style-name="P90">cp -R ../../../B/música/clásica/video/HD/infantil/series ../buenas</text:p>
      <text:p text:style-name="P58"/>
      <text:p text:style-name="P58">6. Sigues situado en malas. Elimina el directorio HD.</text:p>
      <text:p text:style-name="P90">rm -r ../../../B/música/clásica/video/HD</text:p>
      <text:p text:style-name="P58"/>
      <text:p text:style-name="P58">7. Sigues situado en malas. Cambia el nombre de buenas por el de regulares.</text:p>
      <text:p text:style-name="P90">mv ../buenas ../regulares</text:p>
      <text:p text:style-name="P58"/>
      <text:p text:style-name="P58"><text:soft-page-break/></text:p>
      <text:p text:style-name="P58">8. Sigues situado en malas. Muestra el fichero árbol.</text:p>
      <text:p text:style-name="P90"><text:span text:style-name="T16">c</text:span>at ../regulares/arbolista</text:p>
      <text:p text:style-name="P90"/>
      <text:p text:style-name="P58">9. Sitúate en música. Elimina el directorio cosas (no puedes usar la orden rm –r).</text:p>
      <text:p text:style-name="P90">cd ../../../B/música</text:p>
      <text:p text:style-name="P90">rm <text:s/>../../A/cosas/regulares/arbolista</text:p>
      <text:p text:style-name="P90">rmdir <text:s/>../../A/cosas/regulares/series</text:p>
      <text:p text:style-name="P90">rmdir <text:s/>../../A/cosas/regulares ../../A/cosas/malas</text:p>
      <text:p text:style-name="P90">rmdir <text:s/>../../A/cosas</text:p>
      <text:p text:style-name="P90"/>
      <text:p text:style-name="P63">Ejercicio 4 – Gestión de directorios con GNU/Linux II</text:p>
      <text:p text:style-name="P57"/>
      <text:p text:style-name="P57">1. Teniendo en cuenta el árbol de arriba. Crea con una única sentencia los directorios A, B, C, D, E,A1, A2, A21.</text:p>
      <text:p text:style-name="P68">mkdir A A/A1 A/A2 A/A2/A21 B C D E</text:p>
      <text:p text:style-name="P57"/>
      <text:p text:style-name="P57">2. Situado en usuario, mueve A21 a E.</text:p>
      <text:p text:style-name="P68">mv A/A2/A21 E/</text:p>
      <text:p text:style-name="P57"/>
      <text:p text:style-name="P57">3. Situado en usuario, cambia el nombre de A21 por A21CAMBIADO.</text:p>
      <text:p text:style-name="P68">mv E/A21 E/A21cambiado</text:p>
      <text:p text:style-name="P57"/>
      <text:p text:style-name="P57">4. Situado en usuario, borra A (prohibido usar rm –r)</text:p>
      <text:p text:style-name="P68">rmdir A/A1</text:p>
      <text:p text:style-name="P68">rmdir A/A2</text:p>
      <text:p text:style-name="P68">rmdir A</text:p>
      <text:p text:style-name="P57"/>
      <text:p text:style-name="P57">5. Situado en usuario, crea un fichero llamado árbol en E que contenga el árbol de directorios que</text:p>
      <text:p text:style-name="P57">depende de usuario.</text:p>
      <text:p text:style-name="P69">ls -R &gt; E/arbol.txt</text:p>
      <text:p text:style-name="P57"/>
      <text:p text:style-name="P57">6. Situado en usuario, ordena el fichero árbol y almacenarlo en B con el nombre ordenado.</text:p>
      <text:p text:style-name="P68">sort arbol.txt &gt; ../B/ordenado.txt</text:p>
      <text:p text:style-name="P57"/>
      <text:p text:style-name="P57">7. Situado en usuario, crea una copia de B en D.</text:p>
      <text:p text:style-name="P68">cp -r <text:s/>./B ./D/</text:p>
      <text:p text:style-name="P57"/>
      <text:p text:style-name="P57">8. Situado en usuario, crea en el directorio activo un fichero llamado calendario que contenga el</text:p>
      <text:p text:style-name="P57">calendario del mes de diciembre de 2018.</text:p>
      <text:p text:style-name="P68">cal 12 2018 &gt; calendario.txt</text:p>
      <text:p text:style-name="P57"/>
      <text:p text:style-name="P57">9. Situado en usuario, cambia el nombre del fichero calendario por el de calendario2.</text:p>
      <text:p text:style-name="P68">mv calendario.txt calendario2.txt</text:p>
      <text:p text:style-name="P57"/>
      <text:p text:style-name="P57">10. Situado en usuario, elimina el fichero calendario2.</text:p>
      <text:p text:style-name="P68">rm calendario2.txt</text:p>
      <text:p text:style-name="P57"/>
      <text:p text:style-name="P4">Ejercicios II – Tema 5</text:p>
      <text:p text:style-name="P1"/>
      <text:p text:style-name="P26">Ejercicio 5 – Cuestiones breves del tema II</text:p>
      <text:p text:style-name="P13"/>
      <text:p text:style-name="P13">Contesta de forma concisa a las siguientes cuestiones. Para responder algunas de ellas deberás investigar en el nuevo sistema operativo que has instalado.</text:p>
      <text:p text:style-name="P13"/>
      <text:p text:style-name="P13">a) ¿Es necesario estar situado en el directorio al que se le desea cambiar el nombre?</text:p>
      <text:p text:style-name="P93">No, se puede realizar el cambio mediante el uso de rutas absolutas o relativas y el comando mv</text:p>
      <text:p text:style-name="P13"/>
      <text:p text:style-name="P13">b) ¿A qué tipos de personas o usuarios se asignan los privilegios en Linux?</text:p>
      <text:p text:style-name="P93">Al propietario, a los grupos y a otros usuarios.</text:p>
      <text:p text:style-name="P13"/>
      <text:p text:style-name="P13">c) ¿Puede cualquier usuario del sistema cambiar los privilegios de cualquier archivo o carpeta?</text:p>
      <text:p text:style-name="P94">No, solo el administrador del sistema.</text:p>
      <text:p text:style-name="P13"/>
      <text:p text:style-name="P13">d) ¿A qué equivalen los permisos del número 333 en octal?</text:p>
      <text:p text:style-name="P92">- -<text:span text:style-name="T11">wx -wx -wx</text:span></text:p>
      <text:p text:style-name="P13"/>
      <text:p text:style-name="P13">e) ¿Qué significa la siguiente orden: paco@ubuntupaco:~$ chmod uo=rwx directorio?</text:p>
      <text:p text:style-name="P94">Asigna privilegios de <text:span text:style-name="T12">l</text:span>ectura, escritura y ejecución <text:span text:style-name="T12">al propietario y al resto de usuarios sobre el archivo que contengan los caracteres directorio más un carácter cualquiera adicional.</text:span></text:p>
      <text:p text:style-name="P13"/>
      <text:p text:style-name="P13">f) ¿Es obligatorio que un archivo tenga nombre y extensión?</text:p>
      <text:p text:style-name="P95">En Linux la extensión no es obligatoria.</text:p>
      <text:p text:style-name="P13"/>
      <text:p text:style-name="P13">g) ¿En qué se mide el tamaño de los archivos?</text:p>
      <text:p text:style-name="P95">Mide el tamaño en bytes</text:p>
      <text:p text:style-name="P13"/>
      <text:p text:style-name="P13">h) ¿Qué son los archivos de enlace en Linux si los comparamos con Windows?</text:p>
      <text:p text:style-name="P95">Son los accesos directos.</text:p>
      <text:p text:style-name="P13"/>
      <text:p text:style-name="P13">i) ¿Todo dispositivo físico en Linux está asociado a un archivo?</text:p>
      <text:p text:style-name="P95">Si, todo <text:span text:style-name="T13">dispositivo</text:span> físico lo está.</text:p>
      <text:p text:style-name="P13"/>
      <text:p text:style-name="P13">j) ¿Qué tipos de archivos se pueden imprimir en entorno comando con la orden lpr?</text:p>
      <text:p text:style-name="P44">Se pueden imprimir cualquier archivo.</text:p>
      <text:p text:style-name="P13"/>
      <text:p text:style-name="P110">k) ¿Cuántos archivos pueden copiarse con una sola orden cp?</text:p>
      <text:p text:style-name="P43"/>
      <text:p text:style-name="P13">l) ¿Para qué sirve la orden mv aplicada a archivos?</text:p>
      <text:p text:style-name="P44">Puede usarse para renombrar y mover archivos.</text:p>
      <text:p text:style-name="P13"/>
      <text:p text:style-name="P13">m) Los archivos que se eliminan en entorno comando, ¿se almacenan en la papelera de reciclaje?</text:p>
      <text:p text:style-name="P45">No, se eliminan directamente.</text:p>
      <text:p text:style-name="P13"/>
      <text:p text:style-name="P13">n) ¿A qué número en octal equivale el conjunto de permisos -rw-r-xr-x?</text:p>
      <text:p text:style-name="P45">Pertenece al número en octal 655</text:p>
      <text:p text:style-name="P13"/>
      <text:p text:style-name="P13">o) ¿A qué conjunto de permisos equivale el número 456 en octal?</text:p>
      <text:p text:style-name="P43">- <text:span text:style-name="T14">r</text:span>-<text:span text:style-name="T14">- r-x </text:span><text:span text:style-name="T15">rw-</text:span></text:p>
      <text:p text:style-name="P13"/>
      <text:p text:style-name="P13">p) ¿Quién asigna, modifica o elimina privilegios a los archivos en el sistema?</text:p>
      <text:p text:style-name="P114">El administrador</text:p>
      <text:p text:style-name="P14">q) ¿Cómo se pueden ver los privilegios o permisos asignados a un archivo en Linux?</text:p>
      <text:p text:style-name="P114">ls -l <text:span text:style-name="T1">nombrearchivo.algo</text:span></text:p>
      <text:p text:style-name="P13"/>
      <text:p text:style-name="P13">r) ¿Se puede comprimir un archivo que ya está comprimido?</text:p>
      <text:p text:style-name="P115">No pone nada en el tema</text:p>
      <text:p text:style-name="P13"/>
      <text:p text:style-name="P13">s) ¿Se pueden añadir nuevos archivos a un archivo que contiene otros archivos comprimidos?</text:p>
      <text:p text:style-name="P115">No pone nada en el tema</text:p>
      <text:p text:style-name="P13"/>
      <text:p text:style-name="P13">t) ¿Cuál es la diferencia de comprimir archivos con rar, zip o tar?</text:p>
      <text:p text:style-name="P115">tar empaqueta archivos, zip y rar los comprimen.</text:p>
      <text:p text:style-name="P13"/>
      <text:p text:style-name="P13">u) ¿Podemos descomprimir con rar archivos comprimidos con tar?</text:p>
      <text:p text:style-name="P96">Si, puede descomprimir múltiples formatos y entre ellos <text:span text:style-name="T1">tar</text:span></text:p>
      <text:p text:style-name="P82"/>
      <text:p text:style-name="P13">v) ¿Cuál es el editor más sencillo utilizado para modificar archivos de texto plano en Linux?</text:p>
      <text:p text:style-name="P97">Nano es el editor de textos más sencillo.</text:p>
      <text:p text:style-name="P13"/>
      <text:p text:style-name="P13">w) ¿Se puede editar un archivo de texto plano con LibreOffice?</text:p>
      <text:p text:style-name="P97">Si, pero en caso de modificarlo solo debería contener caracteres.</text:p>
      <text:p text:style-name="P13"/>
      <text:p text:style-name="P13">x) Indica que contiene cada uno de los siguientes directorios: /etc, /dev, /media y /bin.</text:p>
      <text:p text:style-name="P92">/<text:span text:style-name="T18">etc : Ficheros de configuración y utilidades de administración del sistema.</text:span></text:p>
      <text:p text:style-name="P92">/<text:span text:style-name="T18">dev : Archivos especiales de bloques y caracteres asociados a dispositivos de hardware.</text:span></text:p>
      <text:p text:style-name="P92">/<text:span text:style-name="T18">media : Contiene todas las unidades físicas montadas en nuestro sistema.</text:span></text:p>
      <text:p text:style-name="P92">/<text:span text:style-name="T18">bin : Tiene ficheros de comandos ejecutables utilizables por todos los usuarios.</text:span></text:p>
      <text:p text:style-name="P13"/>
      <text:p text:style-name="P15"/>
      <text:p text:style-name="P30">Ejercicio 6 – Comandos en GNU/Linux</text:p>
      <text:p text:style-name="P16"/>
      <text:p text:style-name="P16">Ejecuta un terminal y realiza las siguientes operaciones:</text:p>
      <text:p text:style-name="P16">a) Indica el día y la hora del sistema.</text:p>
      <text:p text:style-name="P98">date</text:p>
      <text:p text:style-name="P16"/>
      <text:p text:style-name="P16">b) Muestra el calendario de diciembre de 2020.</text:p>
      <text:p text:style-name="P98">cal 12 2020</text:p>
      <text:p text:style-name="P98"/>
      <text:p text:style-name="P16">c) Muestra el usuario identificado al sistema, fecha y hora con una sola orden.</text:p>
      <text:p text:style-name="P100">whoami</text:p>
      <text:p text:style-name="P98"/>
      <text:p text:style-name="P16">d) Muestra el nombre del equipo y el kernel del sistema operativo.</text:p>
      <text:p text:style-name="P99">uname -a</text:p>
      <text:p text:style-name="P16"/>
      <text:p text:style-name="P16">e) Muestra la identificación del usuario con el que te has validado al sistema y del usuario root.</text:p>
      <text:p text:style-name="P100">id</text:p>
      <text:p text:style-name="P16"/>
      <text:p text:style-name="P28">Ejercicio 7 – Metacaracteres en GNU/Linux</text:p>
      <text:p text:style-name="P16"/>
      <text:p text:style-name="P16">Completa la tabla que aparece a continuación.</text:p>
      <text:p text:style-name="P16"/>
      <table:table table:name="Tabla1" table:style-name="Tabla1">
        <table:table-column table:style-name="Tabla1.A"/>
        <table:table-column table:style-name="Tabla1.B"/>
        <table:table-row table:style-name="Tabla1.1">
          <table:table-cell table:style-name="Tabla1.A1" office:value-type="string">
            <text:p text:style-name="P18">Orden de la expresión</text:p>
          </table:table-cell>
          <table:table-cell table:style-name="Tabla1.B1" office:value-type="string">
            <text:p text:style-name="P17">Referencia los archivos y/o directorios que</text:p>
          </table:table-cell>
        </table:table-row>
        <table:table-row table:style-name="Tabla1.1">
          <table:table-cell table:style-name="Tabla1.A2" office:value-type="string">
            <text:p text:style-name="P21">[a-z]prc.?xt</text:p>
          </table:table-cell>
          <table:table-cell table:style-name="Tabla1.B2" office:value-type="string">
            <text:p text:style-name="P101">Que el primer carácter sea minúscula de la <text:span text:style-name="T20">a</text:span> a la <text:span text:style-name="T20">z</text:span> seguido de <text:span text:style-name="T20">prc</text:span> y que en la extensión <text:s/>el primer carácter sea cualquiera seguido de <text:span text:style-name="T20">xt</text:span></text:p>
          </table:table-cell>
        </table:table-row>
        <table:table-row table:style-name="Tabla1.1">
          <table:table-cell table:style-name="Tabla1.A2" office:value-type="string">
            <text:p text:style-name="P83">[A-Z]asa.txt</text:p>
          </table:table-cell>
          <table:table-cell table:style-name="Tabla1.B3" office:value-type="string">
            <text:p text:style-name="P31">Empiece por cualquier letra en mayúscula, los tres siguiente caracteres sean asa y la extensión sea .txt. Por ejemplo: Casa.txt, Tasa.txt o Rasa.txt.</text:p>
          </table:table-cell>
        </table:table-row>
        <table:table-row table:style-name="Tabla1.1">
          <table:table-cell table:style-name="Tabla1.A2" office:value-type="string">
            <text:p text:style-name="P22">[A-Z0-9]prc.???</text:p>
          </table:table-cell>
          <table:table-cell table:style-name="Tabla1.B4" office:value-type="string">
            <text:p text:style-name="P102">Que empiece por cualquier letra mayúscula o cualquier número seguido de <text:span text:style-name="T20">prc</text:span><text:span text:style-name="T19"> y con cualquier tipo de extensión con tres caracteres.</text:span></text:p>
          </table:table-cell>
        </table:table-row>
        <table:table-row table:style-name="Tabla1.1">
          <table:table-cell table:style-name="Tabla1.A2" office:value-type="string">
            <text:p text:style-name="P84">[1-5]??p*.*</text:p>
          </table:table-cell>
          <table:table-cell table:style-name="Tabla1.B5" office:value-type="string">
            <text:p text:style-name="P31">Su nombre empieza por un número comprendido entre 1 y 5, seguido de dos caracteres cualesquiera, una p y el resto, que sea cualquier cosa.</text:p>
          </table:table-cell>
        </table:table-row>
        <table:table-row table:style-name="Tabla1.1">
          <table:table-cell table:style-name="Tabla1.A2" office:value-type="string">
            <text:p text:style-name="P22">[ab]??p*.*</text:p>
          </table:table-cell>
          <table:table-cell table:style-name="Tabla1.B6" office:value-type="string">
            <text:p text:style-name="P103">Su nombre empieza por <text:span text:style-name="T22">las letras</text:span> <text:span text:style-name="T21">a</text:span> ó <text:span text:style-name="T21">b</text:span>, seguido de dos caracteres cualesquiera, una <text:span text:style-name="T20">p</text:span> y el resto, que sea cualquier cosa.</text:p>
          </table:table-cell>
        </table:table-row>
        <table:table-row table:style-name="Tabla1.1">
          <table:table-cell table:style-name="Tabla1.A2" office:value-type="string">
            <text:p text:style-name="P84">[Gd]oogle.*</text:p>
          </table:table-cell>
          <table:table-cell table:style-name="Tabla1.B7" office:value-type="string">
            <text:p text:style-name="P31">Empiecen por G mayúscula o d minúscula y el resto del nombre sea oogle.</text:p>
          </table:table-cell>
        </table:table-row>
        <table:table-row table:style-name="Tabla1.1">
          <table:table-cell table:style-name="Tabla1.A8" office:value-type="string">
            <text:p text:style-name="P22">[¡0-9]*.* o [^0-9]*.*</text:p>
          </table:table-cell>
          <table:table-cell table:style-name="Tabla1.B8" office:value-type="string">
            <text:p text:style-name="P102">Cualquier archivo que no empiece por un número del 0 al 9</text:p>
          </table:table-cell>
        </table:table-row>
      </table:table>
      <text:p text:style-name="P16"/>
      <text:p text:style-name="P16"/>
      <text:p text:style-name="P29">Ejercicio 8 – Comandos en GNU/Linux II</text:p>
      <text:p text:style-name="P16"/>
      <text:p text:style-name="P16">Rellena esta tabla de órdenes incluyendo un ejemplo en cada una de ellas.</text:p>
      <text:p text:style-name="P16"/>
      <table:table table:name="Tabla2" table:style-name="Tabla2">
        <table:table-column table:style-name="Tabla2.A"/>
        <table:table-column table:style-name="Tabla2.B"/>
        <table:table-column table:style-name="Tabla2.C"/>
        <table:table-row>
          <table:table-cell table:style-name="Tabla2.A1" office:value-type="string">
            <text:p text:style-name="P20">Orden</text:p>
          </table:table-cell>
          <table:table-cell table:style-name="Tabla2.A1" office:value-type="string">
            <text:p text:style-name="P20">Ejemplo</text:p>
          </table:table-cell>
          <table:table-cell table:style-name="Tabla2.C1" office:value-type="string">
            <text:p text:style-name="P19">Función</text:p>
          </table:table-cell>
        </table:table-row>
        <table:table-row>
          <table:table-cell table:style-name="Tabla2.A2" office:value-type="string">
            <text:p text:style-name="P34">ls</text:p>
          </table:table-cell>
          <table:table-cell table:style-name="Tabla2.B2" office:value-type="string">
            <text:p text:style-name="P104">ls A/cont</text:p>
          </table:table-cell>
          <table:table-cell table:style-name="Tabla2.C2" office:value-type="string">
            <text:p text:style-name="P105">Hace un listado de los archivos o carpetas de la carpeta cont</text:p>
          </table:table-cell>
        </table:table-row>
        <table:table-row>
          <table:table-cell table:style-name="Tabla2.A2" office:value-type="string">
            <text:p text:style-name="P108">cd</text:p>
          </table:table-cell>
          <table:table-cell table:style-name="Tabla2.B3" office:value-type="string">
            <text:p text:style-name="P104">cd ../ficheros</text:p>
          </table:table-cell>
          <table:table-cell table:style-name="Tabla2.C3" office:value-type="string">
            <text:p text:style-name="P32">Sirve para moverse por la estructura de directorios.</text:p>
          </table:table-cell>
        </table:table-row>
        <table:table-row>
          <table:table-cell table:style-name="Tabla2.A2" office:value-type="string">
            <text:p text:style-name="P108">mkdir</text:p>
          </table:table-cell>
          <table:table-cell table:style-name="Tabla2.B4" office:value-type="string">
            <text:p text:style-name="P33">mkdir textos proceso</text:p>
          </table:table-cell>
          <table:table-cell table:style-name="Tabla2.C4" office:value-type="string">
            <text:p text:style-name="P105">Crea las carpetas textos y proceso</text:p>
          </table:table-cell>
        </table:table-row>
        <table:table-row>
          <table:table-cell table:style-name="Tabla2.A2" office:value-type="string">
            <text:p text:style-name="P108">rm </text:p>
          </table:table-cell>
          <table:table-cell table:style-name="Tabla2.B5" office:value-type="string">
            <text:p text:style-name="P104">rm textos</text:p>
          </table:table-cell>
          <table:table-cell table:style-name="Tabla2.C5" office:value-type="string">
            <text:p text:style-name="P32">Sirve para eliminar directorios individualmente.</text:p>
          </table:table-cell>
        </table:table-row>
        <table:table-row>
          <table:table-cell table:style-name="Tabla2.A2" office:value-type="string">
            <text:p text:style-name="P34">rm -r</text:p>
          </table:table-cell>
          <table:table-cell table:style-name="Tabla2.B6" office:value-type="string">
            <text:p text:style-name="P104">rm -r proceso</text:p>
          </table:table-cell>
          <table:table-cell table:style-name="Tabla2.C6" office:value-type="string">
            <text:p text:style-name="P105">Elimina archivos y directorios de manera recursiva.</text:p>
          </table:table-cell>
        </table:table-row>
        <table:table-row>
          <table:table-cell table:style-name="Tabla2.A2" office:value-type="string">
            <text:p text:style-name="P108">mv </text:p>
          </table:table-cell>
          <table:table-cell table:style-name="Tabla2.B7" office:value-type="string">
            <text:p text:style-name="P33">mv textos datos</text:p>
          </table:table-cell>
          <table:table-cell table:style-name="Tabla2.C7" office:value-type="string">
            <text:p text:style-name="P105">Cambia el nombre de la carpeta textos a datos</text:p>
          </table:table-cell>
        </table:table-row>
        <table:table-row>
          <table:table-cell table:style-name="Tabla2.A2" office:value-type="string">
            <text:p text:style-name="P35">cat</text:p>
          </table:table-cell>
          <table:table-cell table:style-name="Tabla2.B8" office:value-type="string">
            <text:p text:style-name="P104">cat doc1.txt</text:p>
          </table:table-cell>
          <table:table-cell table:style-name="Tabla2.C8" office:value-type="string">
            <text:p text:style-name="P106">Muestra el contenido de un archivo</text:p>
          </table:table-cell>
        </table:table-row>
        <table:table-row>
          <table:table-cell table:style-name="Tabla2.A2" office:value-type="string">
            <text:p text:style-name="P109">mv </text:p>
          </table:table-cell>
          <table:table-cell table:style-name="Tabla2.B9" office:value-type="string">
            <text:p text:style-name="P33">rename doc1.txt doc2.txt</text:p>
          </table:table-cell>
          <table:table-cell table:style-name="Tabla2.C9" office:value-type="string">
            <text:p text:style-name="P106">Cambia el nombre de un archivo</text:p>
          </table:table-cell>
        </table:table-row>
        <table:table-row>
          <table:table-cell table:style-name="Tabla2.A2" office:value-type="string">
            <text:p text:style-name="P109">cp </text:p>
          </table:table-cell>
          <table:table-cell table:style-name="Tabla2.B10" office:value-type="string">
            <text:p text:style-name="P107">cp arch1.txt B/archivos/</text:p>
          </table:table-cell>
          <table:table-cell table:style-name="Tabla2.C10" office:value-type="string">
            <text:p text:style-name="P32">Copia uno o más archivos desde la ubicación inicial a otro lugar.</text:p>
          </table:table-cell>
        </table:table-row>
        <table:table-row>
          <table:table-cell table:style-name="Tabla2.A2" office:value-type="string">
            <text:p text:style-name="P109">rm </text:p>
          </table:table-cell>
          <table:table-cell table:style-name="Tabla2.B11" office:value-type="string">
            <text:p text:style-name="P33">rm s.doc</text:p>
          </table:table-cell>
          <table:table-cell table:style-name="Tabla2.C11" office:value-type="string">
            <text:p text:style-name="P106">Elimina un archivo</text:p>
          </table:table-cell>
        </table:table-row>
        <table:table-row>
          <table:table-cell table:style-name="Tabla2.A2" office:value-type="string">
            <text:p text:style-name="P109">chmod</text:p>
          </table:table-cell>
          <table:table-cell table:style-name="Tabla2.B12" office:value-type="string">
            <text:p text:style-name="P107">chmod 531 fich.txt</text:p>
          </table:table-cell>
          <table:table-cell table:style-name="Tabla2.C12" office:value-type="string">
            <text:p text:style-name="P32">Se utiliza para modificar los atributos a archivos y/o directorios.</text:p>
          </table:table-cell>
        </table:table-row>
      </table:table>
      <text:p text:style-name="P16"/>
      <text:p text:style-name="P27">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42">- -<text:span text:style-name="T17">wx -w- --x</text:span></text:p>
      <text:p text:style-name="P6">▸ chmod 256 prueba1</text:p>
      <text:p text:style-name="P42">- -<text:span text:style-name="T17">w- r-x rw-</text:span></text:p>
      <text:p text:style-name="P6">▸ chmod 172 prueba1</text:p>
      <text:p text:style-name="P42">- --<text:span text:style-name="T17">w rwx -w-</text:span></text:p>
      <text:p text:style-name="P6">▸ chmod 610 prueba1</text:p>
      <text:p text:style-name="P42">- <text:span text:style-name="T17">rw- --x ---</text:span></text:p>
      <text:p text:style-name="P6">▸ chmod 006 prueba1</text:p>
      <text:p text:style-name="P91">- --- --- <text:span text:style-name="T23">rw-</text:span></text:p>
      <text:p text:style-name="P6">▸ chmod 631 prueba1</text:p>
      <text:p text:style-name="P91">- <text:span text:style-name="T23">rw- -wx --x</text:span></text:p>
      <text:p text:style-name="P6"/>
      <text:p text:style-name="P6"/>
      <text:p text:style-name="P6">2. Si tengo un archivo llamado prueba1 cuya máscara es -rwxr-xr-x del que soy propietario, explica</text:p>
      <text:p text:style-name="P6">en cada caso cómo quedarían los permisos de este archivo según vaya ejecutando las siguientes</text:p>
      <text:p text:style-name="P6">sentencias de forma consecutiva, el resultado de la anterior sirve para la siguiente.</text:p>
      <text:p text:style-name="P6"/>
      <text:p text:style-name="P6">▸ chmod g-x prueba1</text:p>
      <text:p text:style-name="P91">- rwx r-- r-x</text:p>
      <text:p text:style-name="P6">▸ chmod a=x prueba1</text:p>
      <text:p text:style-name="P6"><text:span text:style-name="T4">- --</text:span><text:span text:style-name="T8">x --x --x</text:span></text:p>
      <text:p text:style-name="P6">▸ chmod o-x prueba1</text:p>
      <text:p text:style-name="P91">- --<text:span text:style-name="T24">x --x ---</text:span></text:p>
      <text:p text:style-name="P6">▸ chmod a+w prueba1</text:p>
      <text:p text:style-name="P91">- -<text:span text:style-name="T24">wx -wx -w-</text:span></text:p>
      <text:p text:style-name="P6">▸ chmod u+r prueba1</text:p>
      <text:p text:style-name="P91">- <text:span text:style-name="T24">rwx -wx -w-</text:span></text:p>
      <text:p text:style-name="P6">▸ chmod a= prueba1</text:p>
      <text:p text:style-name="P91">- --- --- --- </text:p>
      <text:p text:style-name="P12"/>
      <text:p text:style-name="P12"/>
      <text:p text:style-name="P24">Ejercicio 11 – Metacaracteres en GNU/Linux II</text:p>
      <text:p text:style-name="P11"/>
      <text:p text:style-name="P112">Utilizando metacaracteres, indica cómo verías los siguientes archivos:</text:p>
      <text:p text:style-name="P11">a) Hola1, Hola</text:p>
      <text:p text:style-name="P118">ls Ho???</text:p>
      <text:p text:style-name="P11">b) cola, mola, molo</text:p>
      <text:p text:style-name="P118">ls [cm]ol?</text:p>
      <text:p text:style-name="P11">c) hola, ola, Hola1, Hola, mola, cola, hala</text:p>
      <text:p text:style-name="P70"><text:span text:style-name="T28">ls [hoHmca]?l</text:span>*</text:p>
      <text:p text:style-name="P11"/>
      <text:p text:style-name="P11">d) hola, Hola, Hola1</text:p>
      <text:p text:style-name="P70">ls [hH]ola*</text:p>
      <text:p text:style-name="P11"/>
      <text:p text:style-name="P11">e) hola, Hola, mola, molo, cola, hala</text:p>
      <text:p text:style-name="P70">ls [hHmc]?l?</text:p>
      <text:p text:style-name="P11"/>
      <text:p text:style-name="P25">Ejercicio 13 – Permisos en GNU/Linux II</text:p>
      <text:p text:style-name="P11"/>
      <text:p text:style-name="P11">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11"/>
      <text:p text:style-name="P11">▸ chmod 777 prueba1</text:p>
      <text:p text:style-name="P70">- <text:span text:style-name="T25">rwx rwx rwx</text:span></text:p>
      <text:p text:style-name="P11">▸ chmod 234 prueba1</text:p>
      <text:p text:style-name="P70">- -w- -<text:span text:style-name="T25">wx r--</text:span></text:p>
      <text:p text:style-name="P11">▸ chmod 010 prueba1</text:p>
      <text:p text:style-name="P70">- --- --<text:span text:style-name="T25">x ---</text:span></text:p>
      <text:p text:style-name="P11">▸ chmod 112 prueba1</text:p>
      <text:p text:style-name="P70">- --<text:span text:style-name="T25">x --x -w-</text:span></text:p>
      <text:p text:style-name="P11">▸ chmod 762 prueba1</text:p>
      <text:p text:style-name="P70">- <text:span text:style-name="T25">rwx rw- -w-</text:span></text:p>
      <text:p text:style-name="P11">▸ chmod 210 prueba1</text:p>
      <text:p text:style-name="P70">- -<text:span text:style-name="T25">w- --x ---</text:span></text:p>
      <text:p text:style-name="P11"/>
      <text:p text:style-name="P11"/>
      <text:p text:style-name="P11">2. Si tengo un archivo llamado prueba1 cuya máscara es -rwxr-xr-x del que soy propietario, explica</text:p>
      <text:p text:style-name="P11">en cada caso cómo quedarían los permisos de este archivo según vaya ejecutando las siguientes</text:p>
      <text:p text:style-name="P11">sentencias de forma consecutiva, el resultado de la anterior sirve para la siguiente.</text:p>
      <text:p text:style-name="P11"/>
      <text:p text:style-name="P11">▸ chmod a-rwx prueba1</text:p>
      <text:p text:style-name="P70">- --- --- ---</text:p>
      <text:p text:style-name="P11">▸ chmod g=x prueba1</text:p>
      <text:p text:style-name="P70">- --- --<text:span text:style-name="T26">x ---</text:span></text:p>
      <text:p text:style-name="P11">▸ chmod o+x prueba1</text:p>
      <text:p text:style-name="P70">- --- --<text:span text:style-name="T26">x --x</text:span></text:p>
      <text:p text:style-name="P11">▸ chmod a=w prueba1</text:p>
      <text:p text:style-name="P70">- -<text:span text:style-name="T26">w- -wx -wx</text:span></text:p>
      <text:p text:style-name="P11">▸ chmod u+w,o+w prueba1</text:p>
      <text:p text:style-name="P71">- -<text:span text:style-name="T26">w- -wx -wx</text:span></text:p>
      <text:p text:style-name="P11">▸ chmod = prueba1</text:p>
      <text:p text:style-name="P71">- --- --- ---</text:p>
      <text:p text:style-name="P71"/>
      <text:p text:style-name="P3">Ejercicios III – Tema 5</text:p>
      <text:p text:style-name="P2"/>
      <text:p text:style-name="P8">1. Al crear un directorio, quieres tener todos los permisos activados, que los usuarios de tu grupo solo lo puedan leer y los que no pertenezcan a tu grupo no puedan hacer nada, ¿qué valor debería tener umask?</text:p>
      <text:p text:style-name="P8"/>
      <text:p text:style-name="P41">Umask 037</text:p>
      <text:p text:style-name="P41"/>
      <text:p text:style-name="P8">Si no quieres tocar umask y ya tienes creado el directorio, cámbiaselos de manera que cumplan los permisos que se especifican. Hazlo en modo numérico y con letras.</text:p>
      <text:p text:style-name="P7"/>
      <text:p text:style-name="P40">rwx r-- --- ; 111 100 000 ; 740</text:p>
      <text:p text:style-name="P40">chmod 740 <text:span text:style-name="T1">directorio</text:span></text:p>
      <text:p text:style-name="P36"/>
      <text:p text:style-name="P46">2. Crea dos usuarios nuevo y nuevo2.</text:p>
      <text:p text:style-name="P46"/>
      <text:p text:style-name="P36"><text:span text:style-name="T2">Sudo </text:span>Adduser nuevo</text:p>
      <text:p text:style-name="P36"/>
      <text:p text:style-name="P36">Adduser –ingroup <text:span text:style-name="T1">grupo</text:span>2 nuevo2</text:p>
      <text:p text:style-name="P36"/>
      <text:p text:style-name="P46">3. Haz que aparezca por pantalla el nombre (solo el nombre) de los usuarios que tengan una ! en la contraseña en el fichero shadow.</text:p>
      <text:p text:style-name="P46"/>
      <text:p text:style-name="P37">Sudo grep...</text:p>
      <text:p text:style-name="P37"/>
      <text:p text:style-name="P47">4. Cambia el shell de nuevo2 por el de /bin/false. Intenta entrar en el sistema como nuevo2. ¿A qué es debido que no puedas entrar? Cámbiasela de nuevo a /bin/bash.</text:p>
      <text:p text:style-name="P47"/>
      <text:p text:style-name="P38">Sudo usermod -<text:span text:style-name="T3">s</text:span> /bin/false nuevo2</text:p>
      <text:p text:style-name="P38"/>
      <text:p text:style-name="P48"/>
      <text:p text:style-name="P64">Ejercicios IV – Tema 5</text:p>
      <text:p text:style-name="P65"/>
      <text:p text:style-name="P60">Ejercicio 15 – Repaso de comandos</text:p>
      <text:p text:style-name="P55"/>
      <text:p text:style-name="P48">1. Utiliza el comando que te lleva a tu directorio personal directamente. Después, ejecuta el comando que te dice en qué subdirectorio estás y, a continuación, el comando que te dice quién eres.</text:p>
      <text:p text:style-name="P85">cd ~</text:p>
      <text:p text:style-name="P85">ls -l</text:p>
      <text:p text:style-name="P85">whoami</text:p>
      <text:p text:style-name="P49"/>
      <text:p text:style-name="P49">2. Crea los siguientes directorios, desde el subdirectorio personal de usuario y sin salir de él.</text:p>
      <text:p text:style-name="P85">mkdir ejercicios/ingresos/alquiler ejercicios/ingresos/ventas ejercicios/gastos</text:p>
      <text:p text:style-name="P129"/>
      <text:p text:style-name="P111">3. Ve al directorio gastos. Utilizando el comando cat, crea dos ficheros: emple1.txt y emple2.txt, que contengan tres palabras cada uno, una debajo de otra: roble, tigre, casa.</text:p>
      <text:p text:style-name="P122">cat roble tigre casa &gt; emple<text:span text:style-name="T31">1</text:span>.txt</text:p>
      <text:p text:style-name="P123">cat roble tigre casa &gt; emple<text:span text:style-name="T31">2</text:span>.txt</text:p>
      <text:p text:style-name="P49"/>
      <text:p text:style-name="P131">4. Comprueba si el fichero emple1.txt está ordenado. Si no lo está, ordénalo y guarda el resultado en empleord.txt.</text:p>
      <text:p text:style-name="P124">sort emple1.txt &gt; empleord.txt</text:p>
      <text:p text:style-name="P131"/>
      <text:p text:style-name="P49"/>
      <text:p text:style-name="P50"/>
      <text:p text:style-name="P66">Ejercicios VI – Tema 5</text:p>
      <text:p text:style-name="P50"/>
      <text:p text:style-name="P61">Ejercicio 20 – Utilidad GREP</text:p>
      <text:p text:style-name="P50"/>
      <text:p text:style-name="P50">El fichero /etc/passwd es un fichero de texto que contiene información acerca de las cuentas de usuario definidas en el sistema. Cada línea contiene siete datos, separados por el carácter “:”. Estos datos son: nombre de la cuenta, contraseña encriptada (opcional), el código de usuario (user ID), el código del grupo (group ID), un comentario, el nombre del directorio ‘home’ y el nombre del intérprete de comandos que se ejecutará cuando el usuario se conecte.</text:p>
      <text:p text:style-name="P50"/>
      <text:p text:style-name="P50">Se utilizará este fichero en las cuestiones siguientes.</text:p>
      <text:p text:style-name="P50"/>
      <text:p text:style-name="P50">1. Muestra la línea correspondiente a la cuenta de usuario.</text:p>
      <text:p text:style-name="P86"><text:span text:style-name="T27">grep ciclost</text:span></text:p>
      <text:p text:style-name="P86"/>
      <text:p text:style-name="P50">2. Muestra las cuentas que empiecen por a.</text:p>
      <text:p text:style-name="P86">grep “^a” passwd</text:p>
      <text:p text:style-name="P50"/>
      <text:p text:style-name="P50">3. Muestra las cuentas que empiecen por a o r.</text:p>
      <text:p text:style-name="P86">grep “^[ar]” passwd</text:p>
      <text:p text:style-name="P50"/>
      <text:p text:style-name="P50">4. Muestra las cuentas que terminen por u.</text:p>
      <text:p text:style-name="P86">grep <text:span text:style-name="T28">“^</text:span><text:span text:style-name="T29">[^:]*u:”</text:span> passwd</text:p>
      <text:p text:style-name="P50"/>
      <text:p text:style-name="P50">5. Muestra las cuentas que usen bash como intérprete de comandos.</text:p>
      <text:p text:style-name="P120">qrep “bash$” passwd</text:p>
      <text:p text:style-name="P50"/>
      <text:p text:style-name="P50"/>
      <text:p text:style-name="P50">6. Muestra las cuentas que NO usen bash como intérprete de comandos.</text:p>
      <text:p text:style-name="P120">qrep -v “bash$” passwd</text:p>
      <text:p text:style-name="P111"/>
      <text:p text:style-name="P50">7. Muestra las cuentas que no empiecen por vocal.</text:p>
      <text:p text:style-name="P50">8. Muestra las cuentas que empiecen por mayúscula.</text:p>
      <text:p text:style-name="P126">12. Muestra las cuentas root o de ftp.</text:p>
      <text:p text:style-name="P121">grep -e “^(ftp|root):” passwd</text:p>
      <text:p text:style-name="P111"/>
      <text:p text:style-name="P50">En el directorio /usr/include se almacenan todos los ficheros de cabecera de los lenguajes C/C++.</text:p>
      <text:p text:style-name="P50"/>
      <text:p text:style-name="P50">13. ¿Qué ficheros de cabecera usan la constante MAXDOUBLE?</text:p>
      <text:p text:style-name="P50"/>
      <text:p text:style-name="P50">-<text:span text:style-name="T30">r</text:span></text:p>
      <text:p text:style-name="P50">-<text:span text:style-name="T30">ri</text:span></text:p>
      <text:p text:style-name="P50">14. ¿En qué ficheros aparece la palabra bash? (En mayúscula o minúscula).</text:p>
      <text:p text:style-name="P128">-<text:span text:style-name="T30">r</text:span></text:p>
      <text:p text:style-name="P128">-<text:span text:style-name="T30">ri</text:span></text:p>
      <text:p text:style-name="P62">Ejercicio 21 – Utilidad SORT</text:p>
      <text:p text:style-name="P51">Fichero etc/passwd</text:p>
      <text:p text:style-name="P50">2. Ordénalo en sentido inverso.</text:p>
      <text:p text:style-name="P87">sort -r passwd</text:p>
      <text:p text:style-name="P50"/>
      <text:p text:style-name="P50">4. Ordénalo según el tercer campo.</text:p>
      <text:p text:style-name="P50"/>
      <text:p text:style-name="P50"/>
      <text:p text:style-name="P50">5. Ordénalo según el tercer campo en orden numérico.</text:p>
      <text:p text:style-name="P50"/>
      <text:p text:style-name="P50"/>
      <text:p text:style-name="P62">Ejercicio 22 – Utilidad CUT</text:p>
      <text:p text:style-name="P50"/>
      <text:p text:style-name="P50">1. Muestra la columna 4 del fichero /etc/passwd.</text:p>
      <text:p text:style-name="P50">2. Muestra la columna 1 y la 7.</text:p>
      <text:p text:style-name="P50">3. Muestra las columnas 1, 3 y de la 5 a la 7.</text:p>
      <text:p text:style-name="P50"/>
      <text:p text:style-name="P62">Ejercicio 24 – Utilidad UNIQ</text:p>
      <text:p text:style-name="P50"/>
      <text:p text:style-name="P50">1. Obtener, a partir de /etc/passwd, una lista de los intérpretes de comandos utilizados en el sistema, ordenados de más usados a menos usad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14T10:44:14.820342021</dc:date>
    <meta:editing-duration>PT4H16M39S</meta:editing-duration>
    <meta:editing-cycles>44</meta:editing-cycles>
    <meta:generator>LibreOffice/7.3.7.2$Linux_X86_64 LibreOffice_project/30$Build-2</meta:generator>
    <meta:document-statistic meta:table-count="2" meta:image-count="0" meta:object-count="0" meta:page-count="14" meta:paragraph-count="359" meta:word-count="2955" meta:character-count="17194" meta:non-whitespace-character-count="14588"/>
  </office:meta>
</office:document-meta>
</file>